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1d255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113319" officeooo:paragraph-rsid="001d2554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113319" officeooo:paragraph-rsid="001e73a7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ef46d" officeooo:paragraph-rsid="001d2554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6pt" fo:font-weight="bold" officeooo:rsid="00113319" style:font-size-asian="26pt" style:font-weight-asian="bold" style:font-size-complex="26pt" style:font-weight-complex="bold"/>
    </style:style>
    <style:style style:name="T2" style:family="text">
      <style:text-properties fo:font-size="26pt" officeooo:rsid="00143425" style:font-size-asian="26pt" style:font-size-complex="26pt"/>
    </style:style>
    <style:style style:name="T3" style:family="text">
      <style:text-properties officeooo:rsid="00113319"/>
    </style:style>
    <style:style style:name="T4" style:family="text">
      <style:text-properties fo:font-size="10pt" officeooo:rsid="00113319" style:font-size-asian="10pt" style:font-size-complex="10pt"/>
    </style:style>
    <style:style style:name="T5" style:family="text">
      <style:text-properties officeooo:rsid="0015fbd8"/>
    </style:style>
    <style:style style:name="T6" style:family="text">
      <style:text-properties fo:font-size="28pt" officeooo:rsid="00143425" style:font-size-asian="28pt" style:font-size-complex="28pt"/>
    </style:style>
    <style:style style:name="T7" style:family="text">
      <style:text-properties fo:font-size="28pt" officeooo:rsid="001d2554" style:font-size-asian="28pt" style:font-size-complex="28pt"/>
    </style:style>
    <style:style style:name="T8" style:family="text">
      <style:text-properties fo:font-size="28pt" officeooo:rsid="00113319" style:font-size-asian="28pt" style:font-size-complex="28pt"/>
    </style:style>
    <style:style style:name="T9" style:family="text">
      <style:text-properties fo:font-size="28pt" fo:font-weight="bold" officeooo:rsid="00113319" style:font-size-asian="28pt" style:font-weight-asian="bold" style:font-size-complex="28pt" style:font-weight-complex="bold"/>
    </style:style>
    <style:style style:name="T10" style:family="text">
      <style:text-properties fo:font-size="36pt" officeooo:rsid="00113319" style:font-size-asian="36pt" style:font-size-complex="36pt"/>
    </style:style>
    <style:style style:name="T11" style:family="text">
      <style:text-properties fo:font-size="36pt" officeooo:rsid="00143425" style:font-size-asian="36pt" style:font-size-complex="36pt"/>
    </style:style>
    <style:style style:name="T12" style:family="text">
      <style:text-properties fo:font-size="36pt" officeooo:rsid="001d2554" style:font-size-asian="36pt" style:font-size-complex="36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="none" draw:textarea-vertical-align="middle" draw:auto-grow-height="false" fo:min-height="2.178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4.214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Dom da Fé</text:span><text:span text:style-name="T3"><text:tab/><text:tab/>Renascer Praise</text:span><text:span text:style-name="T4"><text:tab/><text:tab/></text:span><text:span text:style-name="T11">[ </text:span><text:span text:style-name="T12">30</text:span><text:span text:style-name="T11"> ]</text:span></text:p>
      <text:p text:style-name="P4"><text:span text:style-name="T6"/></text:p>
      <text:p text:style-name="P2">*** Eu preciso crer e confiar</text:p>
      <text:p text:style-name="P2">Ter o dom de esperar em Ti</text:p>
      <text:p text:style-name="P2">Me entregar em fé e continuar</text:p>
      <text:p text:style-name="P2">Sei que tudo podes ressuscitar</text:p>
      <text:p text:style-name="P2">Não importa a luta nem a dor</text:p>
      <text:p text:style-name="P2">Eu estou firmado no Salvador</text:p>
      <text:p text:style-name="P2"><text:span text:style-name="T5">S</text:span>ei que minha resposta vai se levantar</text:p>
      <text:p text:style-name="P2">Porque eu creio no sangue de Jesus</text:p>
      <text:p text:style-name="P2"><draw:custom-shape text:anchor-type="paragraph" draw:z-index="0" draw:style-name="gr1" draw:text-style-name="P5" svg:width="0.345cm" svg:height="2.177cm" svg:x="13.61cm" svg:y="0.91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Que me torna invencível pela fé</text:p>
      <text:p text:style-name="P3"><draw:frame text:anchor-type="paragraph" draw:z-index="1" draw:style-name="gr2" draw:text-style-name="P7" svg:width="1.059cm" svg:height="0.893cm" svg:x="14.086cm" svg:y="0.564cm"><draw:text-box><text:p text:style-name="P6"><text:span text:style-name="T13">***</text:span></text:p><text:p text:style-name="P6"><text:span text:style-name="T14">2x</text:span></text:p></draw:text-box></draw:frame>Nada e ninguém pode me</text:p>
      <text:p text:style-name="P3">parar ou me deter</text:p>
      <text:p text:style-name="P2"><draw:custom-shape text:anchor-type="paragraph" draw:z-index="2" draw:style-name="gr3" draw:text-style-name="P5" svg:width="0.292cm" svg:height="4.213cm" svg:x="16.203cm" svg:y="0.90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<draw:frame text:anchor-type="paragraph" draw:z-index="3" draw:style-name="gr4" draw:text-style-name="P7" svg:width="1.059cm" svg:height="2.659cm" svg:x="16.335cm" svg:y="0.762cm"><draw:text-box><text:p text:style-name="P6"><text:span text:style-name="T14">2x</text:span></text:p><text:p text:style-name="P6"><text:span text:style-name="T14">F</text:span></text:p><text:p text:style-name="P6"><text:span text:style-name="T14">I</text:span></text:p><text:p text:style-name="P6"><text:span text:style-name="T14">N</text:span></text:p><text:p text:style-name="P6"><text:span text:style-name="T14">A</text:span></text:p><text:p text:style-name="P6"><text:span text:style-name="T14">L</text:span></text:p></draw:text-box></draw:frame>Creio no Deus vivo, Rocha inabalável</text:p>
      <text:p text:style-name="P2">Eu confio em Ti meu Cristo</text:p>
      <text:p text:style-name="P2">Creio no impossível, eu ainda vou viver</text:p>
      <text:p text:style-name="P2">Aleluia, Creio em Ti</text:p>
      <text:p text:style-name="P2"/>
      <text:p text:style-name="P2">Creio em Ti; Creio em Ti</text:p>
      <text:p text:style-name="P2">Creio em Ti; Creio em 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4:35:45.599880473</dc:date>
    <meta:editing-duration>PT26M14S</meta:editing-duration>
    <meta:editing-cycles>17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18" meta:word-count="108" meta:character-count="515" meta:non-whitespace-character-count="423"/>
  </office:meta>
</office:document-meta>
</file>